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d14" officeooo:paragraph-rsid="00152d14"/>
    </style:style>
    <style:style style:name="P2" style:family="paragraph" style:parent-style-name="Standard">
      <style:text-properties officeooo:rsid="00154da1" officeooo:paragraph-rsid="00154da1"/>
    </style:style>
    <style:style style:name="P3" style:family="paragraph" style:parent-style-name="Standard">
      <style:text-properties officeooo:rsid="001730d4" officeooo:paragraph-rsid="001730d4"/>
    </style:style>
    <style:style style:name="P4" style:family="paragraph" style:parent-style-name="Standard">
      <style:text-properties style:use-window-font-color="true" style:font-name="Lucida Console" fo:font-size="9pt" officeooo:rsid="00154da1" officeooo:paragraph-rsid="00154da1" style:font-size-asian="9pt"/>
    </style:style>
    <style:style style:name="P5" style:family="paragraph" style:parent-style-name="Standard">
      <style:text-properties style:use-window-font-color="true" style:font-name="Lucida Console" fo:font-size="9pt" officeooo:rsid="00154da1" officeooo:paragraph-rsid="0015fc19" style:font-size-asian="9pt"/>
    </style:style>
    <style:style style:name="P6" style:family="paragraph" style:parent-style-name="Standard">
      <style:text-properties style:use-window-font-color="true" style:font-name="Lucida Console" fo:font-size="9pt" officeooo:rsid="0015fc19" officeooo:paragraph-rsid="0015fc19" style:font-size-asian="9pt"/>
    </style:style>
    <style:style style:name="P7" style:family="paragraph" style:parent-style-name="Standard">
      <style:text-properties style:use-window-font-color="true" style:font-name="Lucida Console" fo:font-size="9pt" officeooo:rsid="00164006" officeooo:paragraph-rsid="00164006" style:font-size-asian="9pt"/>
    </style:style>
    <style:style style:name="P8" style:family="paragraph" style:parent-style-name="Standard">
      <style:text-properties style:use-window-font-color="true" style:font-name="Lucida Console" fo:font-size="9pt" officeooo:rsid="001730d4" officeooo:paragraph-rsid="001730d4" style:font-size-asian="9pt"/>
    </style:style>
    <style:style style:name="P9" style:family="paragraph" style:parent-style-name="Standard">
      <style:text-properties style:use-window-font-color="true" style:font-name="Lucida Console" fo:font-size="9pt" officeooo:rsid="0017d343" officeooo:paragraph-rsid="0017d343" style:font-size-asian="9pt"/>
    </style:style>
    <style:style style:name="P10" style:family="paragraph" style:parent-style-name="Standard">
      <style:text-properties style:use-window-font-color="true" style:font-name="Lucida Console" fo:font-size="9pt" officeooo:rsid="00186cfe" officeooo:paragraph-rsid="00186cfe" style:font-size-asian="9pt"/>
    </style:style>
    <style:style style:name="T1" style:family="text">
      <style:text-properties style:use-window-font-color="true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d nos muestra direccion o ruta donde estamos</text:p>
      <text:p text:style-name="P1"/>
      <text:p text:style-name="P1">ls nos muestra contenido</text:p>
      <text:p text:style-name="P1"/>
      <text:p text:style-name="P2">git init</text:p>
      <text:p text:style-name="P2"/>
      <text:p text:style-name="P2">git add </text:p>
      <text:p text:style-name="P2"/>
      <text:p text:style-name="P2">git status</text:p>
      <text:p text:style-name="P2"/>
      <text:p text:style-name="P2">git commit</text:p>
      <text:p text:style-name="P2"/>
      <text:p text:style-name="P2"><text:span text:style-name="T1">git config --global user.email "</text:span><text:a xlink:type="simple" xlink:href="mailto:you@example.com" text:style-name="Internet_20_link" text:visited-style-name="Visited_20_Internet_20_Link">you@example.com</text:a><text:span text:style-name="T1">"</text:span></text:p>
      <text:p text:style-name="P4"/>
      <text:p text:style-name="P4">git config --global user.name "Your Name"</text:p>
      <text:p text:style-name="P4"/>
      <text:p text:style-name="P5">git commit</text:p>
      <text:p text:style-name="P6">(apretamos i, luego escribimos el commit)</text:p>
      <text:p text:style-name="P6">(apretamos ESC y luego :wq(write and quit))</text:p>
      <text:p text:style-name="P6"/>
      <text:p text:style-name="P7">git log </text:p>
      <text:p text:style-name="P7">(autor, usuario, email, hora dia minuto, commit)</text:p>
      <text:p text:style-name="P7"/>
      <text:p text:style-name="P7">Al hacer un cambio en un archivo y realizaar un git status nos muestra los archivos modificados.</text:p>
      <text:p text:style-name="P7">Si esta modificacion no nos gusta podemos hacer:</text:p>
      <text:p text:style-name="P7"/>
      <text:p text:style-name="P7"/>
      <text:p text:style-name="P7"/>
      <text:p text:style-name="P7">git checkout –- nombreArchivo</text:p>
      <text:p text:style-name="P7"/>
      <text:p text:style-name="P7">(Esto borra los cambios)</text:p>
      <text:p text:style-name="P7"/>
      <text:p text:style-name="P7"/>
      <text:p text:style-name="P7">si al hacer un cambio queremos ver las diferencias podemos tipear</text:p>
      <text:p text:style-name="P7"/>
      <text:p text:style-name="P7">git diff NombreArchivo</text:p>
      <text:p text:style-name="P7"/>
      <text:p text:style-name="P7">(Esto nos muestra el codigo anterior y el nuevo)</text:p>
      <text:p text:style-name="P7"/>
      <text:p text:style-name="P7">si al hacer dicho cambio y ver las diferencias estamos seguros de querer guardarlo hacemos un ….</text:p>
      <text:p text:style-name="P7"/>
      <text:p text:style-name="P7">git add NombreArchivo</text:p>
      <text:p text:style-name="P7"/>
      <text:p text:style-name="P7">git status</text:p>
      <text:p text:style-name="P7"/>
      <text:p text:style-name="P7">git commit</text:p>
      <text:p text:style-name="P7"/>
      <text:p text:style-name="P7">(adherimos el archivo modificado, verificamos el estado del repovy hacemos un nuevo commit)</text:p>
      <text:p text:style-name="P7"/>
      <text:p text:style-name="P8">si quisieramos ignorar algunas carpetas o archivos debemos crear un archivo nuevo con el nombre:</text:p>
      <text:p text:style-name="P8"/>
      <text:p text:style-name="P8">.gitignore</text:p>
      <text:p text:style-name="P8"/>
      <text:p text:style-name="P8">(ahi ponemos el nombre de las carpetas o archivos a ignorar, no apareceran en el git status… si aparecera el archivo .gitignore para aderir )</text:p>
      <text:p text:style-name="P8"/>
      <text:p text:style-name="P8"/>
      <text:p text:style-name="P8">git branch </text:p>
      <text:p text:style-name="P8">(muestra las ramas del proyecto)</text:p>
      <text:p text:style-name="P8"/>
      <text:p text:style-name="P8">git branch NombreRama</text:p>
      <text:p text:style-name="P8"/>
      <text:p text:style-name="P8">(crea una nueva rama)</text:p>
      <text:p text:style-name="P8"/>
      <text:p text:style-name="P8">git checkout NombreRama</text:p>
      <text:p text:style-name="P8">(nos posiciona en la nueva rama)</text:p>
      <text:p text:style-name="P8"/>
      <text:p text:style-name="P3"><text:span text:style-name="T1">git remote add origin </text:span><text:a xlink:type="simple" xlink:href="https://gitlab.com/Maxi3105/botfacebookselleniumautomatizacion.git" text:style-name="Internet_20_link" text:visited-style-name="Visited_20_Internet_20_Link">https://gitlab.com/Maxi3105/botfacebookselleniumautomatizacion.git</text:a></text:p>
      <text:p text:style-name="P8"/>
      <text:p text:style-name="P9"><text:soft-page-break/>(muestra direccion del servidor donde vamos a alojar el repositorio)</text:p>
      <text:p text:style-name="P9"/>
      <text:p text:style-name="P9">git push -u origin master </text:p>
      <text:p text:style-name="P9"/>
      <text:p text:style-name="P9">(empuja el repo local al servidor)</text:p>
      <text:p text:style-name="P9"/>
      <text:p text:style-name="P10">si cerramos o borramos el repositorio local. Podemos descargarlo de gitlab </text:p>
      <text:p text:style-name="P10"/>
      <text:p text:style-name="P10">asi:</text:p>
      <text:p text:style-name="P10"/>
      <text:p text:style-name="P10">git clone https://gitlab.com/Maxi3105/botfacebookselleniumautomatizacion.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3:43:16.710000000</meta:creation-date>
    <dc:date>2020-03-03T10:52:08.095000000</dc:date>
    <meta:editing-duration>PT7M9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1" meta:word-count="255" meta:character-count="1663" meta:non-whitespace-character-count="1446"/>
  </office:meta>
</office:document-meta>
</file>